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575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 Short History of the General Intellect. 10 in Futurability</text:p>
          </table:table-cell>
          <table:table-cell office:value-type="string" calcext:value-type="string">
            <text:p>Franco Berardi</text:p>
          </table:table-cell>
          <table:table-cell office:value-type="float" office:value="0.566" calcext:value-type="float">
            <text:p>0.5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ynamics of the General Intellect. 11 in Futurability</text:p>
          </table:table-cell>
          <table:table-cell office:value-type="string" calcext:value-type="string">
            <text:p>Franco Berardi</text:p>
          </table:table-cell>
          <table:table-cell office:value-type="float" office:value="0.2666" calcext:value-type="float">
            <text:p>0.26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vention. 12 in Futurability</text:p>
          </table:table-cell>
          <table:table-cell office:value-type="string" calcext:value-type="string">
            <text:p>Franco Berardi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Inconceivable. Afterword in Futurability</text:p>
          </table:table-cell>
          <table:table-cell office:value-type="string" calcext:value-type="string">
            <text:p>Franco Berardi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ritique or Collectivity? Communicative Capitalism and the Subject of Politics. 14 in Digital Objects / Digital Subjects </text:p>
          </table:table-cell>
          <table:table-cell office:value-type="string" calcext:value-type="string">
            <text:p>Jodi Dean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ubjects, Contexts and Modes of Critique: Reflections on Jodi Dean’s Chapter. 15 in Digital Objects / Digital Subjects</text:p>
          </table:table-cell>
          <table:table-cell table:style-name="ce1" office:value-type="string" calcext:value-type="string">
            <text:p>Paulina Tambakaki</text:p>
          </table:table-cell>
          <table:table-cell office:value-type="float" office:value="0.5666" calcext:value-type="float">
            <text:p>0.56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Appropriation of Fixed Capital: A Metaphor? 18. in Digital Objects / Digital Subjects</text:p>
          </table:table-cell>
          <table:table-cell office:value-type="string" calcext:value-type="string">
            <text:p>Toni Negri</text:p>
          </table:table-cell>
          <table:table-cell office:value-type="float" office:value="0.33" calcext:value-type="float">
            <text:p>0.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ppropriation of Digital Machines and Appropriation of Fixed Capital as the Real Appropriation of Social Being: Reflections on Toni Negri’s Chapter. 19 in Digital Object / Digital Subject </text:p>
          </table:table-cell>
          <table:table-cell office:value-type="string" calcext:value-type="string">
            <text:p>Christian Fuchs</text:p>
          </table:table-cell>
          <table:table-cell office:value-type="float" office:value="0.2666" calcext:value-type="float">
            <text:p>0.26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pital IV. In <text:s/>A companion to Marx’s Capital</text:p>
          </table:table-cell>
          <table:table-cell office:value-type="string" calcext:value-type="string">
            <text:p>David Harvey</text:p>
          </table:table-cell>
          <table:table-cell office:value-type="float" office:value="1.666" calcext:value-type="float">
            <text:p>1.6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table:formula="of:=SUM([.C1:.C9])" office:value-type="float" office:value="4.6618" calcext:value-type="float">
            <text:p>4.6618</text:p>
          </table:table-cell>
          <table:table-cell table:formula="of:=SUM([.D1:.D9])"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00-00-00</text:date>, <text:time style:data-style-name="N2" text:time-value="16:27:29.384405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0:45:45.024588184</meta:creation-date>
    <dc:date>2021-04-16T13:16:48.263178832</dc:date>
    <meta:editing-duration>P3DT18H53M10S</meta:editing-duration>
    <meta:editing-cycles>4</meta:editing-cycles>
    <meta:generator>LibreOffice/6.4.6.2$Linux_X86_64 LibreOffice_project/40$Build-2</meta:generator>
    <meta:document-statistic meta:table-count="1" meta:cell-count="38" meta:object-count="0"/>
  </office:meta>
</office:document-meta>
</file>